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paragraph-properties fo:text-align="center" style:justify-single-word="false"/>
      <style:text-properties fo:font-size="14pt" fo:font-weight="bold" officeooo:rsid="0003b094" officeooo:paragraph-rsid="0003b094"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3b094" officeooo:paragraph-rsid="0003b094" style:font-size-asian="12.25pt" style:font-weight-asian="bold" style:font-size-complex="14pt" style:font-weight-complex="bold"/>
    </style:style>
    <style:style style:name="P3" style:family="paragraph" style:parent-style-name="Standard">
      <style:paragraph-properties fo:text-align="start" style:justify-single-word="false" style:writing-mode="lr-tb"/>
      <style:text-properties fo:font-size="14pt" fo:font-weight="bold" officeooo:rsid="00156257" officeooo:paragraph-rsid="0015625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cb6f2" officeooo:paragraph-rsid="0003b094"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f48ee" officeooo:paragraph-rsid="000f48e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f2d5d" officeooo:paragraph-rsid="000f2d5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f2d5d" officeooo:paragraph-rsid="0003b094"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3ac82" officeooo:paragraph-rsid="0017897c" style:font-size-asian="12.25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fo:font-weight="bold" officeooo:rsid="0003b094" officeooo:paragraph-rsid="0003b094" style:font-size-asian="12.25pt" style:font-weight-asian="bold" style:font-size-complex="14pt" style:font-weight-complex="bold"/>
    </style:style>
    <style:style style:name="P10" style:family="paragraph" style:parent-style-name="Standard" style:list-style-name="L1">
      <style:paragraph-properties fo:text-align="start" style:justify-single-word="false"/>
      <style:text-properties fo:font-size="14pt" fo:font-weight="bold" officeooo:rsid="0003b094" officeooo:paragraph-rsid="001c2092" style:font-size-asian="12.25pt" style:font-weight-asian="bold" style:font-size-complex="14pt" style:font-weight-complex="bold"/>
    </style:style>
    <style:style style:name="P11" style:family="paragraph" style:parent-style-name="Standard" style:list-style-name="L5">
      <style:paragraph-properties fo:text-align="start" style:justify-single-word="false"/>
      <style:text-properties fo:font-size="14pt" fo:font-weight="bold" officeooo:rsid="0013ac82" officeooo:paragraph-rsid="0013ac82" style:font-size-asian="12.25pt" style:font-weight-asian="bold" style:font-size-complex="14pt" style:font-weight-complex="bold"/>
    </style:style>
    <style:style style:name="P12" style:family="paragraph" style:parent-style-name="Standard" style:list-style-name="L5">
      <style:paragraph-properties fo:text-align="start" style:justify-single-word="false"/>
      <style:text-properties fo:font-size="14pt" fo:font-weight="bold" officeooo:rsid="00156257" officeooo:paragraph-rsid="00156257" style:font-size-asian="12.25pt" style:font-weight-asian="bold" style:font-size-complex="14pt" style:font-weight-complex="bold"/>
    </style:style>
    <style:style style:name="P13" style:family="paragraph" style:parent-style-name="Standard" style:list-style-name="L5">
      <style:paragraph-properties fo:text-align="start" style:justify-single-word="false" style:writing-mode="lr-tb"/>
      <style:text-properties fo:font-size="14pt" fo:font-weight="bold" officeooo:rsid="00156257" officeooo:paragraph-rsid="00156257" style:font-size-asian="12.25pt" style:font-weight-asian="bold" style:font-size-complex="14pt" style:font-weight-complex="bold"/>
    </style:style>
    <style:style style:name="P14" style:family="paragraph" style:parent-style-name="Standard" style:list-style-name="L5">
      <style:paragraph-properties fo:text-align="start" style:justify-single-word="false"/>
      <style:text-properties fo:font-size="14pt" fo:font-weight="bold" officeooo:rsid="0017897c" officeooo:paragraph-rsid="0017897c" style:font-size-asian="12.25pt" style:font-weight-asian="bold" style:font-size-complex="14pt" style:font-weight-complex="bold"/>
    </style:style>
    <style:style style:name="P15" style:family="paragraph" style:parent-style-name="Standard" style:list-style-name="L2">
      <style:paragraph-properties fo:text-align="start" style:justify-single-word="false"/>
      <style:text-properties fo:font-size="14pt" fo:font-weight="normal" officeooo:rsid="0003b094" officeooo:paragraph-rsid="0003b094" style:font-size-asian="12.25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fo:font-size="14pt" fo:font-weight="normal" officeooo:rsid="0003b094" officeooo:paragraph-rsid="0003b094" style:font-size-asian="12.25pt" style:font-weight-asian="normal" style:font-size-complex="14pt" style:font-weight-complex="normal"/>
    </style:style>
    <style:style style:name="P17" style:family="paragraph" style:parent-style-name="Standard" style:list-style-name="L7">
      <style:paragraph-properties fo:text-align="start" style:justify-single-word="false"/>
      <style:text-properties fo:font-size="14pt" fo:font-weight="normal" officeooo:rsid="0003b094" officeooo:paragraph-rsid="0003b094" style:font-size-asian="12.25pt" style:font-weight-asian="normal" style:font-size-complex="14pt" style:font-weight-complex="normal"/>
    </style:style>
    <style:style style:name="P18" style:family="paragraph" style:parent-style-name="Standard" style:list-style-name="L7">
      <style:paragraph-properties fo:text-align="start" style:justify-single-word="false" style:writing-mode="lr-tb"/>
      <style:text-properties fo:font-size="14pt" fo:font-weight="normal" officeooo:rsid="0003b094" officeooo:paragraph-rsid="0003b094" style:font-size-asian="12.25pt" style:font-weight-asian="normal" style:font-size-complex="14pt" style:font-weight-complex="normal"/>
    </style:style>
    <style:style style:name="P19" style:family="paragraph" style:parent-style-name="Standard" style:list-style-name="L2">
      <style:paragraph-properties fo:text-align="start" style:justify-single-word="false"/>
      <style:text-properties fo:font-size="14pt" fo:font-weight="normal" officeooo:rsid="000f2d5d" officeooo:paragraph-rsid="000f2d5d" style:font-size-asian="12.25pt" style:font-weight-asian="normal" style:font-size-complex="14pt" style:font-weight-complex="normal"/>
    </style:style>
    <style:style style:name="P20" style:family="paragraph" style:parent-style-name="Standard" style:list-style-name="L1">
      <style:paragraph-properties fo:text-align="start" style:justify-single-word="false"/>
      <style:text-properties fo:font-size="14pt" fo:font-weight="normal" officeooo:rsid="000f48ee" officeooo:paragraph-rsid="000f48ee" style:font-size-asian="12.25pt" style:font-weight-asian="normal" style:font-size-complex="14pt" style:font-weight-complex="normal"/>
    </style:style>
    <style:style style:name="P21" style:family="paragraph" style:parent-style-name="Standard" style:list-style-name="L3">
      <style:paragraph-properties fo:text-align="start" style:justify-single-word="false"/>
      <style:text-properties fo:font-size="14pt" fo:font-weight="normal" officeooo:rsid="000f48ee" officeooo:paragraph-rsid="000f48ee" style:font-size-asian="12.25pt" style:font-weight-asian="normal" style:font-size-complex="14pt" style:font-weight-complex="normal"/>
    </style:style>
    <style:style style:name="P22" style:family="paragraph" style:parent-style-name="Standard" style:list-style-name="L3">
      <style:paragraph-properties fo:text-align="start" style:justify-single-word="false"/>
      <style:text-properties fo:font-size="14pt" fo:font-weight="normal" officeooo:rsid="0010cf7c" officeooo:paragraph-rsid="0010cf7c" style:font-size-asian="12.25pt" style:font-weight-asian="normal" style:font-size-complex="14pt" style:font-weight-complex="normal"/>
    </style:style>
    <style:style style:name="P23" style:family="paragraph" style:parent-style-name="Standard" style:list-style-name="L1">
      <style:paragraph-properties fo:text-align="start" style:justify-single-word="false"/>
      <style:text-properties fo:font-size="14pt" fo:font-weight="normal" officeooo:rsid="00134b62" officeooo:paragraph-rsid="00134b62" style:font-size-asian="12.25pt" style:font-weight-asian="normal" style:font-size-complex="14pt" style:font-weight-complex="normal"/>
    </style:style>
    <style:style style:name="P24" style:family="paragraph" style:parent-style-name="Standard" style:list-style-name="L4">
      <style:paragraph-properties fo:text-align="start" style:justify-single-word="false"/>
      <style:text-properties fo:font-size="14pt" fo:font-weight="normal" officeooo:rsid="00134b62" officeooo:paragraph-rsid="00134b62" style:font-size-asian="12.25pt" style:font-weight-asian="normal" style:font-size-complex="14pt" style:font-weight-complex="normal"/>
    </style:style>
    <style:style style:name="P25" style:family="paragraph" style:parent-style-name="Standard" style:list-style-name="L1">
      <style:paragraph-properties fo:text-align="start" style:justify-single-word="false"/>
      <style:text-properties fo:font-size="14pt" fo:font-weight="normal" officeooo:rsid="0013ac82" officeooo:paragraph-rsid="0013ac82" style:font-size-asian="12.25pt" style:font-weight-asian="normal" style:font-size-complex="14pt" style:font-weight-complex="normal"/>
    </style:style>
    <style:style style:name="P26" style:family="paragraph" style:parent-style-name="Standard" style:list-style-name="L5">
      <style:paragraph-properties fo:text-align="start" style:justify-single-word="false"/>
      <style:text-properties fo:font-size="14pt" fo:font-weight="normal" officeooo:rsid="0013ac82" officeooo:paragraph-rsid="0013ac82" style:font-size-asian="12.25pt" style:font-weight-asian="normal" style:font-size-complex="14pt" style:font-weight-complex="normal"/>
    </style:style>
    <style:style style:name="P27" style:family="paragraph" style:parent-style-name="Standard" style:list-style-name="L5">
      <style:paragraph-properties fo:text-align="start" style:justify-single-word="false"/>
      <style:text-properties fo:font-size="14pt" fo:font-weight="normal" officeooo:rsid="0013ac82" officeooo:paragraph-rsid="0017897c" style:font-size-asian="12.25pt" style:font-weight-asian="normal" style:font-size-complex="14pt" style:font-weight-complex="normal"/>
    </style:style>
    <style:style style:name="P28" style:family="paragraph" style:parent-style-name="Standard" style:list-style-name="L6">
      <style:paragraph-properties fo:text-align="start" style:justify-single-word="false"/>
      <style:text-properties fo:font-size="14pt" fo:font-weight="normal" officeooo:rsid="001a93be" officeooo:paragraph-rsid="001a93be" style:font-size-asian="12.25pt" style:font-weight-asian="normal" style:font-size-complex="14pt" style:font-weight-complex="normal"/>
    </style:style>
    <style:style style:name="P29" style:family="paragraph" style:parent-style-name="Standard" style:list-style-name="L6">
      <style:paragraph-properties fo:text-align="start" style:justify-single-word="false" style:writing-mode="lr-tb"/>
      <style:text-properties fo:font-size="14pt" fo:font-weight="normal" officeooo:rsid="001a93be" officeooo:paragraph-rsid="001a93be" style:font-size-asian="12.25pt" style:font-weight-asian="normal" style:font-size-complex="14pt" style:font-weight-complex="normal"/>
    </style:style>
    <style:style style:name="P30" style:family="paragraph" style:parent-style-name="Standard">
      <style:paragraph-properties fo:text-align="start" style:justify-single-word="false" style:writing-mode="lr-tb"/>
      <style:text-properties fo:font-size="14pt" fo:font-weight="normal" officeooo:rsid="001a93be" officeooo:paragraph-rsid="001a93be" style:font-size-asian="12.25pt" style:font-weight-asian="normal" style:font-size-complex="14pt" style:font-weight-complex="normal"/>
    </style:style>
    <style:style style:name="P31" style:family="paragraph" style:parent-style-name="Standard" style:list-style-name="L7">
      <style:paragraph-properties fo:text-align="start" style:justify-single-word="false"/>
      <style:text-properties fo:font-size="14pt" fo:font-weight="normal" officeooo:rsid="001db96b" officeooo:paragraph-rsid="001db96b" style:font-size-asian="12.25pt" style:font-weight-asian="normal" style:font-size-complex="14pt" style:font-weight-complex="normal"/>
    </style:style>
    <style:style style:name="P32" style:family="paragraph" style:parent-style-name="Standard" style:list-style-name="L7">
      <style:paragraph-properties fo:text-align="start" style:justify-single-word="false"/>
      <style:text-properties fo:font-size="14pt" fo:font-weight="normal" officeooo:rsid="001f5dfd" officeooo:paragraph-rsid="001f5dfd"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2d5d" style:font-weight-asian="normal" style:font-weight-complex="normal"/>
    </style:style>
    <style:style style:name="T3" style:family="text">
      <style:text-properties fo:font-weight="normal" officeooo:rsid="0016ab42" style:font-weight-asian="normal" style:font-weight-complex="normal"/>
    </style:style>
    <style:style style:name="T4" style:family="text">
      <style:text-properties fo:font-weight="normal" officeooo:rsid="001a93be" style:font-weight-asian="normal" style:font-weight-complex="normal"/>
    </style:style>
    <style:style style:name="T5" style:family="text">
      <style:text-properties officeooo:rsid="0010037d"/>
    </style:style>
    <style:style style:name="T6" style:family="text">
      <style:text-properties fo:font-weight="bold" style:font-weight-asian="bold" style:font-weight-complex="bol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91in" fo:text-indent="-0.25in" fo:margin-left="2.8791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91in" fo:text-indent="-0.25in" fo:margin-left="2.8791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91in" fo:text-indent="-0.25in" fo:margin-left="2.8791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91in" fo:text-indent="-0.25in" fo:margin-left="2.8791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91in" fo:text-indent="-0.25in" fo:margin-left="2.879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eers and Recruiting in Data Science</text:p>
      <text:list xml:id="list164953086" text:style-name="L1">
        <text:list-item>
          <text:p text:style-name="P9">Overview</text:p>
        </text:list-item>
      </text:list>
      <text:list text:style-name="L2">
        <text:list-item>
          <text:p text:style-name="P15">How Can Someone Become a Data Scientist?</text:p>
        </text:list-item>
        <text:list-item>
          <text:p text:style-name="P15">Recruiting for Data Science</text:p>
        </text:list-item>
        <text:list-item>
          <text:p text:style-name="P15">Careers in Data Science</text:p>
        </text:list-item>
        <text:list-item>
          <text:p text:style-name="P15">Importance of Mathematics and Statistics for Data Science</text:p>
        </text:list-item>
        <text:list-item>
          <text:p text:style-name="P15">The Report Structure</text:p>
        </text:list-item>
        <text:list-item>
          <text:p text:style-name="P15">Infograph on Roadmap</text:p>
        </text:list-item>
        <text:list-item>
          <text:p text:style-name="P19">Summary</text:p>
        </text:list-item>
        <text:list-item>
          <text:p text:style-name="P19">Glossary</text:p>
        </text:list-item>
        <text:list-item>
          <text:p text:style-name="P19">Data Science in Business</text:p>
        </text:list-item>
      </text:list>
      <text:list text:continue-list="list164953086" text:style-name="L1">
        <text:list-item>
          <text:p text:style-name="P9">How Should Companies Get Started in Data Science?</text:p>
        </text:list-item>
      </text:list>
      <text:p text:style-name="P2"><text:tab/><text:span text:style-name="T2">High-end data scientists are mostly PhDs. They often come out of physics, probabilities, statistics, computer science, mathematics, databases.</text:span></text:p>
      <text:p text:style-name="P6"><text:tab/>But if you’re coming into a data science team, the first skill you need is programming and have some computational thinking. You need to know algebra, at least up to analytics, geometry, calculus, basic probability and statistics. You need to understand the difference and different statistical distributions and database. </text:p>
      <text:p text:style-name="P6"><text:tab/></text:p>
      <text:p text:style-name="P6"><text:tab/>Easiest place to start is relational database (to use big data clusters as if they were just a big relational database).</text:p>
      <text:p text:style-name="P7"><text:tab/>Then, you need to know a lot of computer science theory, probability and statistics.</text:p>
      <text:p text:style-name="P2"><text:span text:style-name="T2"/></text:p>
      <text:p text:style-name="P7"><text:tab/></text:p>
      <text:list xml:id="list191118183575644" text:continue-numbering="true" text:style-name="L1">
        <text:list-item>
          <text:p text:style-name="P9">Recruiting for Data Science</text:p>
          <text:p text:style-name="P20">When a company wants to hire people for data science team, maybe a data scientist or an analyst, or a chief data scientist, the tendency would be to find the person who has all the skills that they know the domain-specific knowledge. They’re excellent in analyzing structured and unstructured data. And they’re great at presenting and they’ve got great storytelling skills, which are pretty rare. </text:p>
        </text:list-item>
      </text:list>
      <text:p text:style-name="P5"><text:tab/></text:p>
      <text:p text:style-name="P5"><text:tab/>Priorities:</text:p>
      <text:list text:style-name="L3">
        <text:list-item>
          <text:p text:style-name="P21">Curious, not just around data science but anything</text:p>
        </text:list-item>
        <text:list-item>
          <text:p text:style-name="P21">Have a sense of humor, <text:span text:style-name="T5">don’t be too serious, and look at lighter elements</text:span></text:p>
        </text:list-item>
        <text:list-item>
          <text:p text:style-name="P22">Technical skills:</text:p>
          <text:list>
            <text:list-item>
              <text:p text:style-name="P22">Which technical platform?</text:p>
            </text:list-item>
            <text:list-item>
              <text:p text:style-name="P22">How to store data?</text:p>
            </text:list-item>
            <text:list-item>
              <text:p text:style-name="P22">Which algorithm to apply?</text:p>
            </text:list-item>
            <text:list-item>
              <text:p text:style-name="P22">Traditional predictive analytics environment (not with big data): R, Stata, Python,…</text:p>
            </text:list-item>
            <text:list-item>
              <text:p text:style-name="P22">Working with unstructured data: Python</text:p>
            </text:list-item>
            <text:list-item>
              <text:p text:style-name="P22">Working with Big Data: Hadoop, Spark,…</text:p>
            </text:list-item>
          </text:list>
        </text:list-item>
        <text:list-item>
          <text:p text:style-name="P22"><text:soft-page-break/>Storytelling skills: communication skills, presentation skills, tell stories after you have your analysis done. If you have <text:s/>very large table, you synthesize this and make it more appealing. Able to present your findings either verbally or in a presentation, or in a document.</text:p>
        </text:list-item>
      </text:list>
      <text:list xml:id="list191118266626468" text:continue-list="list191118183575644" text:style-name="L1">
        <text:list-item>
          <text:p text:style-name="P9">Careers in Data Science</text:p>
          <text:p text:style-name="P23">Internet of things and distributed computing have brought vast amounts of data and the technological capability to analyze it</text:p>
          <text:p text:style-name="P23">What motivates someone going into a Data Science Career:</text:p>
        </text:list-item>
      </text:list>
      <text:list text:style-name="L4">
        <text:list-item>
          <text:p text:style-name="P24">Work with data</text:p>
        </text:list-item>
        <text:list-item>
          <text:p text:style-name="P24">Enjoy coding</text:p>
        </text:list-item>
        <text:list-item>
          <text:p text:style-name="P24">Math &amp; Stats</text:p>
        </text:list-item>
        <text:list-item>
          <text:p text:style-name="P24">Storyteller</text:p>
        </text:list-item>
      </text:list>
      <text:list xml:id="list191119744614160" text:continue-list="list191118266626468" text:style-name="L1">
        <text:list-item>
          <text:p text:style-name="P9">Importance of Mathematics and Statistics for Data Science</text:p>
          <text:p text:style-name="P16"/>
        </text:list-item>
        <text:list-item>
          <text:p text:style-name="P9">The Report Structure</text:p>
          <text:p text:style-name="P25"><text:a xlink:type="simple" xlink:href="https://author-ide.skills.network/render?token=eyJhbGciOiJIUzI1NiIsInR5cCI6IkpXVCJ9.eyJtZF9pbnN0cnVjdGlvbnNfdXJsIjoiaHR0cHM6Ly9jZi1jb3Vyc2VzLWRhdGEuczMudXMuY2xvdWQtb2JqZWN0LXN0b3JhZ2UuYXBwZG9tYWluLmNsb3VkL0lCTURldmVsb3BlclNraWxsc05ldHdvcmstRFMwMTAxRU4tU2tpbGxzTmV0d29yay9sYWJzL01vZHVsZSUyMDMvUmVhZGluZ1JlcG9ydFN0cnVjdHVyZS5tZCIsInRvb2xfdHlwZSI6Imluc3RydWN0aW9uYWwtbGFiIiwiYWRtaW4iOmZhbHNlLCJpYXQiOjE3MTE0MjM4NDF9.f5mqZEVWlzdyUq8URMgDSyKHEfiZHWkbM0Pu0ONxHRM" text:style-name="Internet_20_link" text:visited-style-name="Visited_20_Internet_20_Link">Link</text:a></text:p>
        </text:list-item>
      </text:list>
      <text:list text:style-name="L5">
        <text:list-item>
          <text:p text:style-name="P26"><text:span text:style-name="T6">Cover page: </text:span>contains title of the report, names of authors, their affiliations, and contacts, the name of the institutional publisher (if any), and the date of publication</text:p>
        </text:list-item>
        <text:list-item>
          <text:p text:style-name="P26"><text:span text:style-name="T6">Table of contents</text:span> (ToC): a map needed for a trip never taken before</text:p>
        </text:list-item>
        <text:list-item>
          <text:p text:style-name="P26"><text:span text:style-name="T6">Abstract</text:span>: executive summary, nothing is more powerful than explaining the crux of your arguments in , more or less, three paragraphs.</text:p>
        </text:list-item>
        <text:list-item>
          <text:p text:style-name="P11">Introduction: <text:span text:style-name="T1">setting up the problem for the reader who might be new to the topic before being immersed in intricate details. A good follow-up to the introductory section is a review of available relevant research on the subject matter. You might use the literature review to highlight gaps in the existing knowledge, which your analysis will try to fill. This is where you formally introduce your research questions and hypothesis.</text:span></text:p>
        </text:list-item>
        <text:list-item>
          <text:p text:style-name="P12">Methodology: <text:span text:style-name="T1">introduce the research methods and data sources you used for the analysis. If you have collected new data, explain the data collection exercise in some detail. You will refer to the literature review to bolster your choice for variables, data, and methods and how they will help you answer your research questions.</text:span></text:p>
        </text:list-item>
        <text:list-item>
          <text:p text:style-name="P12">Results: <text:span text:style-name="T1">where you present your empirical findings</text:span></text:p>
        </text:list-item>
        <text:list-item>
          <text:p text:style-name="P12">Discussion: <text:span text:style-name="T1">where you craft your main arguments by building on the results you have presented earlier.</text:span></text:p>
        </text:list-item>
        <text:list-item>
          <text:p text:style-name="P12">Conclusion: <text:span text:style-name="T1">you generalize your specific findings and take on a rather marketing approach to promote your findings so that the reader does not remain stuck in the caveats that you have voluntarily outlined earlier.</text:span></text:p>
        </text:list-item>
        <text:list-item>
          <text:p text:style-name="P13">“Housekeeping”: <text:span text:style-name="T1">References, </text:span><text:span text:style-name="T3">A</text:span><text:span text:style-name="T1">cknowledgment (acknowledging the support of those who have enabled your work is always good), </text:span><text:span text:style-name="T3">A</text:span><text:span text:style-name="T1">ppendices</text:span></text:p>
        </text:list-item>
      </text:list>
      <text:p text:style-name="P3"/>
      <text:p text:style-name="P3"/>
      <text:p text:style-name="P3"/>
      <text:p text:style-name="P3"/>
      <text:list text:continue-numbering="true" text:style-name="L5">
        <text:list-header>
          <text:p text:style-name="P14"><text:soft-page-break/>Have you done your job as a Writer?</text:p>
        </text:list-header>
        <text:list-item>
          <text:p text:style-name="P27">Have you told readers, at the outset, what they might gain by reading your paper?</text:p>
        </text:list-item>
      </text:list>
      <text:p text:style-name="P8"/>
      <text:list text:continue-numbering="true" text:style-name="L5">
        <text:list-item>
          <text:p text:style-name="P27">Have you made the aim of your work clear?</text:p>
          <text:p text:style-name="P27"/>
        </text:list-item>
        <text:list-item>
          <text:p text:style-name="P27">Have you explained the significance of your contribution?</text:p>
          <text:p text:style-name="P27"/>
        </text:list-item>
        <text:list-item>
          <text:p text:style-name="P27">Have you set your work in the appropriate context by giving sufficient background (including a complete set of relevant references) to your work?</text:p>
          <text:p text:style-name="P27"/>
        </text:list-item>
        <text:list-item>
          <text:p text:style-name="P27">Have you addressed the question of practicality and usefulness?</text:p>
          <text:p text:style-name="P27"/>
        </text:list-item>
        <text:list-item>
          <text:p text:style-name="P27">Have you identified future developments that might result from your work?</text:p>
          <text:p text:style-name="P27"/>
        </text:list-item>
        <text:list-item>
          <text:p text:style-name="P27">Have you structured your paper in a clear and logical fashion?</text:p>
        </text:list-item>
      </text:list>
      <text:p text:style-name="P3"/>
      <text:list xml:id="list191118581308192" text:continue-list="list191119744614160" text:style-name="L1">
        <text:list-item>
          <text:p text:style-name="P9">Infograph on Roadmap</text:p>
          <text:p text:style-name="P16"/>
        </text:list-item>
        <text:list-item>
          <text:p text:style-name="P10">Summary</text:p>
          <text:p text:style-name="P10"><text:span text:style-name="T4">What companies seek: </text:span></text:p>
        </text:list-item>
      </text:list>
      <text:list text:style-name="L6">
        <text:list-item>
          <text:p text:style-name="P28">A person (rare) or a group that has all of these skills combined:</text:p>
          <text:list>
            <text:list-item>
              <text:p text:style-name="P28">Domain-specific knowledge</text:p>
            </text:list-item>
            <text:list-item>
              <text:p text:style-name="P28">Analyzing both structured and unstructured data</text:p>
            </text:list-item>
            <text:list-item>
              <text:p text:style-name="P28">Presenting and story telling</text:p>
            </text:list-item>
          </text:list>
        </text:list-item>
        <text:list-item>
          <text:p text:style-name="P29">Excitement results in productivity:</text:p>
          <text:list>
            <text:list-item>
              <text:p text:style-name="P29">Excitement to work with data in their industry</text:p>
            </text:list-item>
            <text:list-item>
              <text:p text:style-name="P29">Ask good questions</text:p>
            </text:list-item>
          </text:list>
        </text:list-item>
        <text:list-item>
          <text:p text:style-name="P29">Curious thinker</text:p>
          <text:list>
            <text:list-item>
              <text:p text:style-name="P29">Curiosity leads to <text:tab/>good questions</text:p>
            </text:list-item>
            <text:list-item>
              <text:p text:style-name="P29">Curiosity encourages <text:s/>motivation</text:p>
            </text:list-item>
          </text:list>
        </text:list-item>
        <text:list-item>
          <text:p text:style-name="P29">Logic minded:</text:p>
          <text:list>
            <text:list-item>
              <text:p text:style-name="P29">Think analytically and computationally </text:p>
            </text:list-item>
            <text:list-item>
              <text:p text:style-name="P29">Background in mathematics, statistics, and probability</text:p>
            </text:list-item>
          </text:list>
        </text:list-item>
        <text:list-item>
          <text:p text:style-name="P29">Computer programming</text:p>
          <text:list>
            <text:list-item>
              <text:p text:style-name="P29">Python</text:p>
            </text:list-item>
            <text:list-item>
              <text:p text:style-name="P29">R</text:p>
            </text:list-item>
            <text:list-item>
              <text:p text:style-name="P29">Data storage</text:p>
            </text:list-item>
            <text:list-item>
              <text:p text:style-name="P29">Manipulate data</text:p>
            </text:list-item>
            <text:list-item>
              <text:p text:style-name="P29">Algorithms</text:p>
            </text:list-item>
          </text:list>
        </text:list-item>
        <text:list-item>
          <text:p text:style-name="P29">Creating the narrative</text:p>
          <text:list>
            <text:list-item>
              <text:p text:style-name="P29">Communicating</text:p>
            </text:list-item>
            <text:list-item>
              <text:p text:style-name="P29">Instructing</text:p>
            </text:list-item>
            <text:list-item>
              <text:p text:style-name="P29">Presenting</text:p>
            </text:list-item>
            <text:list-item>
              <text:p text:style-name="P29">Storytelling</text:p>
            </text:list-item>
            <text:list-item>
              <text:p text:style-name="P29"><text:soft-page-break/>Synthesizing</text:p>
            </text:list-item>
          </text:list>
        </text:list-item>
        <text:list-item>
          <text:p text:style-name="P29">Reporting</text:p>
          <text:list>
            <text:list-item>
              <text:p text:style-name="P29">What is gained</text:p>
            </text:list-item>
            <text:list-item>
              <text:p text:style-name="P29">Defined goals</text:p>
            </text:list-item>
            <text:list-item>
              <text:p text:style-name="P29">Significance</text:p>
            </text:list-item>
            <text:list-item>
              <text:p text:style-name="P29">Context</text:p>
            </text:list-item>
            <text:list-item>
              <text:p text:style-name="P29">Practicality and usefulness</text:p>
            </text:list-item>
            <text:list-item>
              <text:p text:style-name="P29">Future developments</text:p>
            </text:list-item>
          </text:list>
        </text:list-item>
      </text:list>
      <text:p text:style-name="P30"/>
      <text:list text:continue-list="list191118581308192" text:style-name="L1">
        <text:list-item>
          <text:p text:style-name="P9">Glossary</text:p>
          <text:p text:style-name="P16"><text:a xlink:type="simple" xlink:href="https://author-ide.skills.network/render?token=eyJhbGciOiJIUzI1NiIsInR5cCI6IkpXVCJ9.eyJtZF9pbnN0cnVjdGlvbnNfdXJsIjoiaHR0cHM6Ly9jZi1jb3Vyc2VzLWRhdGEuczMudXMuY2xvdWQtb2JqZWN0LXN0b3JhZ2UuYXBwZG9tYWluLmNsb3VkL0lCTVNraWxsc05ldHdvcmstRFMwMTAxRU4tQ291cnNlcmEvbGFicy8yMDA0NTcuMDkyX00yTDNfR2xvc3NhcnlfRGF0YV9TY2llY25lX2luX0J1c2luZXNzLm1kIiwidG9vbF90eXBlIjoiaW5zdHJ1Y3Rpb25hbC1sYWIiLCJhZG1pbiI6ZmFsc2UsImlhdCI6MTcxMTU2MjY2Mn0.E7BcAzz-eFdqlPXMjBYsxo3iVodpt-rprnCR6rTIP0o" text:style-name="Internet_20_link" text:visited-style-name="Visited_20_Internet_20_Link">Link</text:a></text:p>
        </text:list-item>
        <text:list-item>
          <text:p text:style-name="P9">Data Science in Business</text:p>
          <text:p text:style-name="P16">Review and evaluate a data science job post.</text:p>
        </text:list-item>
      </text:list>
      <text:list text:style-name="L7">
        <text:list-item>
          <text:p text:style-name="P17">What is the company name that is advertising the job?</text:p>
          <text:list>
            <text:list-item>
              <text:p text:style-name="P31">1. GSK</text:p>
            </text:list-item>
          </text:list>
        </text:list-item>
        <text:list-item>
          <text:p text:style-name="P17">What is the job title?</text:p>
          <text:list>
            <text:list-item>
              <text:p text:style-name="P31">1. Data Analytics Intern</text:p>
            </text:list-item>
          </text:list>
        </text:list-item>
        <text:list-item>
          <text:p text:style-name="P17">Where is the role located?</text:p>
          <text:list>
            <text:list-item>
              <text:p text:style-name="P31">1. Ho Chi Minh City</text:p>
            </text:list-item>
          </text:list>
        </text:list-item>
        <text:list-item>
          <text:p text:style-name="P17">What is the expected salary or salary range?</text:p>
          <text:list>
            <text:list-item>
              <text:p text:style-name="P31">1. Negociate</text:p>
            </text:list-item>
          </text:list>
        </text:list-item>
        <text:list-item>
          <text:p text:style-name="P17">What is the total number of results from the search for the job post?</text:p>
          <text:list>
            <text:list-item>
              <text:p text:style-name="P31">Linkedin: 225 results (18/06/2024)</text:p>
            </text:list-item>
          </text:list>
        </text:list-item>
        <text:list-item>
          <text:p text:style-name="P17">What is one technical responsibility from the job post related to something you learned about in this course?</text:p>
          <text:list>
            <text:list-item>
              <text:p text:style-name="P17">Data Cleaning and Preparation</text:p>
            </text:list-item>
            <text:list-item>
              <text:p text:style-name="P17">Exploratory Data Analysis (EDA)</text:p>
            </text:list-item>
            <text:list-item>
              <text:p text:style-name="P17">Visualize data using Python libraries and Excel</text:p>
            </text:list-item>
            <text:list-item>
              <text:p text:style-name="P18">Implement the optimization algorithm using Python</text:p>
            </text:list-item>
            <text:list-item>
              <text:p text:style-name="P18">Reporting and Presentation</text:p>
            </text:list-item>
          </text:list>
        </text:list-item>
        <text:list-item>
          <text:p text:style-name="P17">What are two required technical skills from the job post?</text:p>
          <text:list>
            <text:list-item>
              <text:p text:style-name="P32">Python, excel, Power BI </text:p>
            </text:list-item>
          </text:list>
        </text:list-item>
        <text:list-item>
          <text:p text:style-name="P17">What are at least two ideas or concepts you learned about in this course relevant to these job posts?</text:p>
          <text:list>
            <text:list-item>
              <text:p text:style-name="P32">Data cleaning and preperation</text:p>
            </text:list-item>
            <text:list-item>
              <text:p text:style-name="P32">Data visualization</text:p>
            </text:list-item>
            <text:list-item>
              <text:p text:style-name="P32">Reporting and presentation</text:p>
            </text:list-item>
          </text:list>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4T21:00:16.245739042</meta:creation-date>
    <dc:date>2024-06-18T19:09:15.322181991</dc:date>
    <meta:editing-duration>PT1H7M42S</meta:editing-duration>
    <meta:editing-cycles>8</meta:editing-cycles>
    <meta:generator>LibreOffice/24.2.4.2$Linux_X86_64 LibreOffice_project/d29029bfb700ea4a272da1366c5f5e7c14e351b5</meta:generator>
    <meta:document-statistic meta:table-count="0" meta:image-count="0" meta:object-count="0" meta:page-count="4" meta:paragraph-count="125" meta:word-count="1092" meta:character-count="6406" meta:non-whitespace-character-count="5524"/>
  </office:meta>
</office:document-meta>
</file>